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1" svg:font-family="Arial" style:font-family-generic="swiss"/>
    <style:font-face style:name="Courier 10 Pitch" svg:font-family="'Courier 10 Pitch'" style:font-pitch="fixed"/>
    <style:font-face style:name="Monospace" svg:font-family="Monospace" style:font-pitch="fixed"/>
    <style:font-face style:name="Courier" svg:font-family="Courier" style:font-family-generic="modern" style:font-pitch="fixed"/>
    <style:font-face style:name="East Syriac Adiabene" svg:font-family="'East Syriac Adiaben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font-name="Arial1" fo:font-size="12pt" fo:background-color="transparent" style:font-size-asian="12pt" style:font-size-complex="12pt"/>
    </style:style>
    <style:style style:name="P2" style:family="paragraph" style:parent-style-name="Standard">
      <style:text-properties fo:color="#000000" style:font-name="Arial1" fo:font-size="12pt" fo:font-style="normal" fo:background-color="transparent" style:font-name-asian="Monospace" style:font-size-asian="12pt" style:font-style-asian="normal" style:font-name-complex="Monospace" style:font-size-complex="12pt" style:font-style-complex="normal"/>
    </style:style>
    <style:style style:name="P3" style:family="paragraph" style:parent-style-name="Standard">
      <style:text-properties style:font-name="Arial1" fo:font-size="12pt" style:font-size-asian="12pt" style:font-size-complex="12pt"/>
    </style:style>
    <style:style style:name="P4" style:family="paragraph" style:parent-style-name="Standard" style:list-style-name="L8">
      <style:text-properties style:font-name="Arial1" fo:font-size="12pt" style:font-size-asian="12pt" style:font-size-complex="12pt"/>
    </style:style>
    <style:style style:name="P5" style:family="paragraph" style:parent-style-name="Standard" style:list-style-name="L9">
      <style:text-properties style:font-name="Arial1" fo:font-size="12pt" style:font-size-asian="12pt" style:font-size-complex="12pt"/>
    </style:style>
    <style:style style:name="P6" style:family="paragraph" style:parent-style-name="Standard" style:list-style-name="L11">
      <style:text-properties style:font-name="Arial1" fo:font-size="12pt" style:font-size-asian="12pt" style:font-size-complex="12pt"/>
    </style:style>
    <style:style style:name="P7" style:family="paragraph" style:parent-style-name="Standard" style:list-style-name="L12">
      <style:text-properties style:font-name="Arial1" fo:font-size="12pt" style:font-size-asian="12pt" style:font-size-complex="12pt"/>
    </style:style>
    <style:style style:name="P8" style:family="paragraph" style:parent-style-name="Standard" style:list-style-name="L13"/>
    <style:style style:name="P9" style:family="paragraph" style:parent-style-name="Standard">
      <style:paragraph-properties fo:margin-top="0in" fo:margin-bottom="0in" fo:text-align="center" style:justify-single-word="false" fo:background-color="transparent">
        <style:background-image/>
      </style:paragraph-properties>
      <style:text-properties style:use-window-font-color="true" style:font-name="Arial"/>
    </style:style>
    <style:style style:name="P10"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24pt" style:font-name-asian="FEBRPC+CMBX12" style:font-size-asian="24pt" style:font-name-complex="FEBRPC+CMBX12" style:font-size-complex="24pt"/>
    </style:style>
    <style:style style:name="P11"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name-asian="RGNVTW+CMTT12" style:font-size-asian="12pt" style:font-name-complex="RGNVTW+CMTT12" style:font-size-complex="12pt"/>
    </style:style>
    <style:style style:name="P12"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name-asian="FEBRPC+CMBX12" style:font-size-asian="12pt" style:font-name-complex="FEBRPC+CMBX12" style:font-size-complex="12pt"/>
    </style:style>
    <style:style style:name="P13"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size-asian="12pt" style:font-size-complex="12pt"/>
    </style:style>
    <style:style style:name="P14"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text-underline-style="none" style:font-name-asian="RGNVTW+CMTT12" style:font-size-asian="12pt" style:font-name-complex="RGNVTW+CMTT12" style:font-size-complex="12pt"/>
    </style:style>
    <style:style style:name="P15"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0pt" style:font-name-asian="QEAZUR+CMR10" style:font-size-asian="10pt" style:font-name-complex="QEAZUR+CMR10" style:font-size-complex="10pt"/>
    </style:style>
    <style:style style:name="P16" style:family="paragraph" style:parent-style-name="Standard">
      <style:paragraph-properties fo:margin-top="0in" fo:margin-bottom="0in" fo:text-align="start" style:justify-single-word="false" fo:background-color="transparent">
        <style:background-image/>
      </style:paragraph-properties>
      <style:text-properties style:use-window-font-color="true" style:font-name="Arial"/>
    </style:style>
    <style:style style:name="P17" style:family="paragraph" style:parent-style-name="Standard" style:list-style-name="L13">
      <style:paragraph-properties fo:margin-top="0in" fo:margin-bottom="0in" fo:text-align="start" style:justify-single-word="false" fo:background-color="transparent">
        <style:background-image/>
      </style:paragraph-properties>
      <style:text-properties style:use-window-font-color="true" style:font-name="Arial"/>
    </style:style>
    <style:style style:name="P18" style:family="paragraph" style:parent-style-name="Standard" style:list-style-name="L15">
      <style:paragraph-properties fo:margin-top="0in" fo:margin-bottom="0in" fo:text-align="start" style:justify-single-word="false" fo:background-color="transparent">
        <style:background-image/>
      </style:paragraph-properties>
      <style:text-properties style:use-window-font-color="true" style:font-name="Arial"/>
    </style:style>
    <style:style style:name="P19" style:family="paragraph" style:parent-style-name="Standard">
      <style:paragraph-properties fo:margin-top="0in" fo:margin-bottom="0in" fo:text-align="center" style:justify-single-word="false" fo:background-color="transparent" style:text-autospace="none">
        <style:background-image/>
      </style:paragraph-properties>
      <style:text-properties style:font-name="Arial" fo:font-size="12pt" style:font-name-asian="RGNVTW+CMTT12" style:font-size-asian="12pt" style:font-name-complex="RGNVTW+CMTT12" style:font-size-complex="12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Arial1" fo:font-size="12pt" fo:font-style="normal" style:font-name-asian="Monospace" style:font-size-asian="12pt" style:font-style-asian="normal" style:font-name-complex="Monospace" style:font-size-complex="12pt" style:font-style-complex="normal"/>
    </style:style>
    <style:style style:name="P21" style:family="paragraph" style:parent-style-name="Standard">
      <style:paragraph-properties fo:margin-left="0in" fo:margin-right="0in" fo:text-align="start" style:justify-single-word="false" fo:text-indent="0in" style:auto-text-indent="false" style:text-autospace="none"/>
      <style:text-properties style:font-name="Arial1" fo:font-size="12pt" fo:font-style="normal" style:font-size-asian="12pt" style:font-style-asian="normal" style:font-size-complex="12pt" style:font-style-complex="normal"/>
    </style:style>
    <style:style style:name="P22" style:family="paragraph" style:parent-style-name="Standard" style:list-style-name="L15">
      <style:paragraph-properties fo:margin-left="0.9846in" fo:margin-right="0in" fo:margin-top="0in" fo:margin-bottom="0in" fo:text-align="start" style:justify-single-word="false" fo:text-indent="-0.25in" style:auto-text-indent="false" fo:background-color="transparent">
        <style:background-image/>
      </style:paragraph-properties>
      <style:text-properties style:use-window-font-color="true" style:font-name="Arial"/>
    </style:style>
    <style:style style:name="P23" style:family="paragraph" style:parent-style-name="Standard" style:list-style-name="L15">
      <style:paragraph-properties fo:margin-left="1.4772in" fo:margin-right="0in" fo:margin-top="0in" fo:margin-bottom="0in" fo:text-align="start" style:justify-single-word="false" fo:text-indent="-0.25in" style:auto-text-indent="false" fo:background-color="transparent">
        <style:background-image/>
      </style:paragraph-properties>
      <style:text-properties style:use-window-font-color="true" style:font-name="Arial"/>
    </style:style>
    <style:style style:name="P24" style:family="paragraph" style:parent-style-name="Text_20_body" style:list-style-name="L14"/>
    <style:style style:name="P25" style:family="paragraph" style:parent-style-name="Text_20_body">
      <style:paragraph-properties fo:break-before="page"/>
    </style:style>
    <style:style style:name="P26" style:family="paragraph" style:parent-style-name="Heading_20_1">
      <style:paragraph-properties fo:break-before="page"/>
    </style:style>
    <style:style style:name="T1" style:family="text">
      <style:text-properties style:font-name-asian="ELCMUB+CMR12" style:font-name-complex="ELCMUB+CMR12"/>
    </style:style>
    <style:style style:name="T2" style:family="text">
      <style:text-properties style:font-name-asian="HKNZKO+CMTI12" style:font-name-complex="HKNZKO+CMTI12"/>
    </style:style>
    <style:style style:name="T3" style:family="text">
      <style:text-properties style:use-window-font-color="true" style:text-underline-style="none"/>
    </style:style>
    <style:style style:name="T4" style:family="text">
      <style:text-properties style:font-name-asian="RGNVTW+CMTT12" style:font-name-complex="RGNVTW+CMTT12"/>
    </style:style>
    <style:style style:name="T5" style:family="text">
      <style:text-properties fo:color="#000000"/>
    </style:style>
    <style:style style:name="T6" style:family="text">
      <style:text-properties fo:color="#000000" style:font-name-asian="Monospace" style:font-name-complex="Monospace"/>
    </style:style>
    <style:style style:name="T7" style:family="text">
      <style:text-properties fo:color="#005032"/>
    </style:style>
    <style:style style:name="T8" style:family="text">
      <style:text-properties fo:color="#005032" style:font-name-asian="Monospace" style:font-name-complex="Monospace"/>
    </style:style>
    <style:style style:name="T9" style:family="text">
      <style:text-properties fo:color="#0000c0"/>
    </style:style>
    <style:style style:name="T10" style:family="text">
      <style:text-properties fo:color="#0000c0" style:font-name-asian="Monospace" style:font-name-complex="Monospace"/>
    </style:style>
    <style:style style:name="T11" style:family="text">
      <style:text-properties fo:color="#7f0055" fo:font-weight="bold" style:font-weight-asian="bold" style:font-weight-complex="bold"/>
    </style:style>
    <style:style style:name="T12" style:family="text">
      <style:text-properties style:font-name="Arial1"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Trabajo Práctico: Informe</text:p>
      <text:p text:style-name="P11"/>
      <text:p text:style-name="P11"/>
      <text:p text:style-name="P12"><text:span text:style-name="T1">Pablo Magnaghi, </text:span><text:span text:style-name="T2">Padrón 88126</text:span></text:p>
      <text:p text:style-name="P19"><text:a xlink:type="simple" xlink:href="mailto:pablomagnaghi@gmail.com"><text:span text:style-name="T3">pablomagnaghi@gmail.com</text:span></text:a></text:p>
      <text:p text:style-name="P11"/>
      <text:p text:style-name="P11">Luis Paniagua, Padrón<text:span text:style-name="T2"> </text:span>86862</text:p>
      <text:p text:style-name="P11">panus_85@hotmail.com</text:p>
      <text:p text:style-name="P11"/>
      <text:p text:style-name="P13"><text:bookmark text:name="upi"/><text:span text:style-name="T4">Carlos Pantelides, Padrón </text:span>74901</text:p>
      <text:p text:style-name="P11">carlos_pantelides@yahoo.com</text:p>
      <text:p text:style-name="P11"/>
      <text:p text:style-name="P14"/>
      <text:p text:style-name="P11"/>
      <text:p text:style-name="P15"/>
      <text:p text:style-name="P15">1er. Cuatrimestre de 2011</text:p>
      <text:p text:style-name="P15">75.06 Organización de Datos </text:p>
      <text:p text:style-name="P15">Facultad de Ingeniería, Universidad de Buenos Aires</text:p>
      <text:p text:style-name="P9"/>
      <text:h text:style-name="P26" text:outline-level="1">Opciones de uso</text:h>
      <text:p text:style-name="Text_20_body"/>
      <text:p text:style-name="Text_20_body">-c ruta archivo: comprimir</text:p>
      <text:p text:style-name="Text_20_body"/>
      <text:p text:style-name="Text_20_body">-x ruta archivo: descomprimir </text:p>
      <text:p text:style-name="Text_20_body"/>
      <text:p text:style-name="Text_20_body">-s ruta archivo: archivo opcional de salida (default según el enunciado)</text:p>
      <text:p text:style-name="Text_20_body"/>
      <text:p text:style-name="Text_20_body">-o número: orden de modelos (default: )</text:p>
      <text:p text:style-name="Text_20_body"/>
      <text:p text:style-name="Text_20_body">-b número: <text:s/>tamaño del buffer de entrada/salida (default: )</text:p>
      <text:p text:style-name="Text_20_body"/>
      <text:p text:style-name="Text_20_body">Reglas:</text:p>
      <text:list xml:id="list2167632428" text:style-name="L14">
        <text:list-item>
          <text:p text:style-name="P24">No se puede proveer -c y -x a la vez</text:p>
        </text:list-item>
        <text:list-item>
          <text:p text:style-name="P24">No se puede proveer -x y -o a la vez</text:p>
        </text:list-item>
      </text:list>
      <text:h text:style-name="Heading_20_1" text:outline-level="1">Formato del archivo comprimido</text:h>
      <text:p text:style-name="Text_20_body">El archivo consta de un encabezado con dos campos, uno de 8 bits que contiene el orden con que se ha comprimido. El otro, de longitud variable, con la cantidad de caracteres del archivo original. Se almacena un size_t de a siete bits utilizando el bit más significativo como marca de fin de campo.</text:p>
      <text:h text:style-name="Heading_20_1" text:outline-level="1">Detalles de Implementación</text:h>
      <text:h text:style-name="Heading_20_2" text:outline-level="2">Implementacion del compresor PPMC</text:h>
      <text:p text:style-name="P3"/>
      <text:p text:style-name="P3">La lógica del compresor fue dividida en dos clases. Una clase padre: ArithmeticCompressor, que es la que tiene los métodos comunes para todos los compresores aritmeticos, y una clase hija : PPMCCompressor, que es la que tiene los métodos particulares del algoritmo PPMC. </text:p>
      <text:p text:style-name="P3">Para la compresión se utilizaron dos atributos, top y bottom, que en primer lugar son los numeros:<text:line-break/>BOTTOM: 0 ; TOP: 0x1FFFFFFFF, para luego ir recorriendo el archivo, y según los límites en cada modelo se van actualizando.</text:p>
      <text:p text:style-name="P3"/>
      <text:h text:style-name="Heading_20_3" text:outline-level="3">Métodos útiles del Compresor aritmético</text:h>
      <text:p text:style-name="P3"/>
      <text:list xml:id="list534364997" text:style-name="L8">
        <text:list-item>
          <text:p text:style-name="P4">Compress: este método es el encargado de recorrer el archivo de entrada y pasarle cada carácter leído al metodo process, que es el encargado de crear los modelos, y calcular los nuevos límites para trabajar según el carácter y según el modelo donde fue encontrado.</text:p>
        </text:list-item>
      </text:list>
      <text:p text:style-name="P3"/>
      <text:h text:style-name="Heading_20_3" text:outline-level="3"><text:soft-page-break/>Métodos de normalización</text:h>
      <text:p text:style-name="P3"/>
      <text:list xml:id="list1379162459" text:style-name="L9">
        <text:list-item>
          <text:p text:style-name="P5">SolveUnderflow: Método encargado de resolver la situacón de underflow entre un techo y un piso del aritmético. Lo que hace es lo siguiente: dado un techo igual a : 1001 0000, y un piso igual a: 0111 0000, si se cumple la condición de underflow (los bits que siguen al más significativo son distintos), por medio de corrimiento de bits eliminan los bits que siguen al primero en ambos casos, y se agregan bits 1's en caso del techo, y 0's en el piso. En este caso quedaría un techo de: 1100 0011, y un piso de: 0100 0000, y el contador de underflow quedará en 2, para luego ser analizado en el caso del overflow.</text:p>
        </text:list-item>
        <text:list-item>
          <text:p text:style-name="P5">SolveOverflow: Método que se encarga de resolver el caso de overflow entre el techo y e piso: el caso de overflow se da de cuando la situación es la siguiente: Techo: 1101 1111 y Piso: 1100 0000. Como se puede apreciar, en este caso los bits mas significativos son iguales, entonces pueden ser eliminados. La eliminación se da de la siguiente manera: Si el contador de underflow es mayor a 0, se escribe el primer bit y luego tantos bits como el contador de underflow indique, opuestos al primer bit escrito. En este caso, si el contador de underflow es 2, se escribe: 1 00(los dos bits de underflow) 1(el segundo bit de overflow). </text:p>
        </text:list-item>
        <text:list-item>
          <text:p text:style-name="P5">CleanBuffer: Es el método que se usa para cerrar el archivo de salida (el archivo comprimido). Luego de haber descartado todos los bits de overflow y underflow y habiendo llegado al final del archivo, se escribe el piso que quedó en el aritmético, y si no llega a cerrar al byte, se completa con 1's.</text:p>
        </text:list-item>
      </text:list>
      <text:p text:style-name="P3"/>
      <text:p text:style-name="P3"><text:tab/>Además de manejar la normalización, se tiene un buffer interno al cual se van agregando los bits que se descartan luego de resolver el overflow y el underflow. Cuando ese buffer se llena, se lo manda al writer, para que lo escriba en el archivo de salida cuando lo crea conveniente.</text:p>
      <text:p text:style-name="P3"/>
      <text:h text:style-name="Heading_20_3" text:outline-level="3">Métodos del compresor PPMC</text:h>
      <text:p text:style-name="P3"/>
      <text:p text:style-name="P3">Además del compress que es el encargado de leer los bits y procesarlos, existe el metodo que maneja todos los modelos y pide los nuevos límites para seguir con la compresion.</text:p>
      <text:p text:style-name="P3"/>
      <text:p text:style-name="P3">Process: Recibe el carácter a procesar. El proceso de ese carácter consiste en buscarlo en los modelos anteriormente creados, decreciendo uno a uno hasta llegar al último modelo creado. A medida que van pasando los modelos, se van actualizando, y por medio de una clase que calcula los límites, se van actualizando los pisos y los techos correspondientes. Si se encuentra el carácter, se actualiza con ese carácter, sino se actualiza con el escape. Luego de actualizar, se procede a resolver <text:s/>los casos de overflow y underflow y continuar con el proceso.</text:p>
      <text:p text:style-name="P3"/>
      <text:h text:style-name="Heading_20_2" text:outline-level="2">Implementación del descompresor</text:h>
      <text:p text:style-name="P3"/>
      <text:p text:style-name="P3">Al igual que el compresor, consiste en una clase con métodos comunes para un descompresor aritmético, y una clase particular para el descompresor del algoritmo PPMC.</text:p>
      <text:p text:style-name="P3"/>
      <text:h text:style-name="Heading_20_3" text:outline-level="3"><text:soft-page-break/>DescompresorAritmético</text:h>
      <text:p text:style-name="P3"/>
      <text:p text:style-name="P1">Estructura:</text:p>
      <text:p text:style-name="P1"/>
      <text:p text:style-name="P2"><text:tab/><text:tab/>u_int64_t bottom;</text:p>
      <text:p text:style-name="P20"><text:span text:style-name="T5"><text:tab/><text:tab/></text:span><text:span text:style-name="T7">u_int64_t</text:span><text:span text:style-name="T5"> </text:span><text:span text:style-name="T9">top</text:span><text:span text:style-name="T5">;</text:span></text:p>
      <text:p text:style-name="P20"><text:span text:style-name="T5"><text:tab/><text:tab/></text:span><text:span text:style-name="T7">u_int32_t</text:span><text:span text:style-name="T5"> </text:span><text:span text:style-name="T9">number</text:span><text:span text:style-name="T5">;</text:span></text:p>
      <text:p text:style-name="P20"><text:span text:style-name="T5"><text:tab/><text:tab/></text:span><text:span text:style-name="T11">int</text:span><text:span text:style-name="T5"> </text:span><text:span text:style-name="T9">bitsInNumber</text:span><text:span text:style-name="T5">;</text:span></text:p>
      <text:p text:style-name="P20"><text:span text:style-name="T5"><text:tab/><text:tab/></text:span><text:span text:style-name="T11">char</text:span><text:span text:style-name="T5"> </text:span><text:span text:style-name="T9">buffer</text:span><text:span text:style-name="T5">;</text:span></text:p>
      <text:p text:style-name="P20"><text:span text:style-name="T5"><text:tab/><text:tab/></text:span><text:span text:style-name="T11">int</text:span><text:span text:style-name="T5"> </text:span><text:span text:style-name="T9">bitsInBuffer</text:span><text:span text:style-name="T5">;</text:span></text:p>
      <text:p text:style-name="P21"><text:span text:style-name="T6"><text:tab/><text:tab/></text:span><text:span text:style-name="T8">queue</text:span><text:span text:style-name="T6">&lt;</text:span><text:span text:style-name="T8">u_int16_t</text:span><text:span text:style-name="T6">&gt; </text:span><text:span text:style-name="T10">cola</text:span><text:span text:style-name="T6">;</text:span></text:p>
      <text:p text:style-name="P3"/>
      <text:p text:style-name="P3">Tiene una estructura similar al compresor aritmético, nada mas que se le añade un “number”, que es el numero actual para ir descubriendo que carácter corresponde emitir según los límites actuales.</text:p>
      <text:p text:style-name="P3">Además de esto, contiene una serie de indicadores para manejar los bits que se tienen que ir sumando al number a medida que se van eliminando los bits según casos de overflow y underflow. </text:p>
      <text:p text:style-name="P3">El indicador bitsInBuffer existe para determinar si luego de una iteración en la cual se eliminan pocos bits, existen mas bits en el buffer para seguir agregandole al numero.</text:p>
      <text:p text:style-name="P3"/>
      <text:p text:style-name="P3">Finalmente la cola está para ir almacenando los caracteres que se van descubriendo cuando va avanzando la descompresión. Su principal. Utilidad se da en el caso en que se pueden descomprimir mas de 1 carácter con una sola iteración.</text:p>
      <text:p text:style-name="P3"/>
      <text:h text:style-name="Heading_20_3" text:outline-level="3">Metodos del Descompresor Aritmetico</text:h>
      <text:p text:style-name="P3"/>
      <text:p text:style-name="P3">En si hay métodos para manejar la normalización, y un metodo extra que se llama process, que es el encargado de devolver caracteres a medida que se van resolviendo.</text:p>
      <text:p text:style-name="P3"/>
      <text:p text:style-name="P3">Metodos para la normalizacion</text:p>
      <text:list xml:id="list1932103145" text:style-name="L11">
        <text:list-item>
          <text:p text:style-name="P6">SolveOverflow y solveUnderflow, la logica de estos metodos es igual a la del compresor, lo unico que varia es que en vez de escribir los bits a un archivo de salida, se sacan del numero que esta siendo procesado, asi queda acorde a los techos y pisos actuales.</text:p>
        </text:list-item>
      </text:list>
      <text:p text:style-name="P3"/>
      <text:p text:style-name="P3">Métodos para manejar la descompresion</text:p>
      <text:list xml:id="list812134554" text:style-name="L12">
        <text:list-item>
          <text:p text:style-name="P7">Existe un metodo llamado uncompress, que en si tiene la misma lógica del compress. Se leen los bits del archivo comprimido y se los pasa al descompresor para que comience a descomprimir.</text:p>
        </text:list-item>
        <text:list-item>
          <text:p text:style-name="P7">Extract: Este metodo es el que se encarga de devolver el carácter descomprimido. Consiste en preguntar cuando la cola de caracteres descomprimido tiene algujn carácter adentro, si tiene lo devuelve, sino procesa una iteracion de descompresion hasta que se cargue alguno en la cola. Como se menciono anteriormente, quizas con una sola iteracion (Lease iteracion como pedir un byte del archivo comprimido y pasarselo al numero que se procesa).</text:p>
        </text:list-item>
      </text:list>
      <text:p text:style-name="P3"/>
      <text:p text:style-name="P3">Metodos del DescompresorPPMC</text:p>
      <text:p text:style-name="P3">El método mas importante es el Process. Este método es el que se encarga de iterar sobre los modelos en base al numero que se fue armando a medida que se fue leyendo el <text:soft-page-break/>archivo. En caso de no poder resolver si un numero pertenece a un carácter o a otro (falta precision en el numero), se pide otro carácter al archivo comprimido para ir armando el numero mas preciso posible. </text:p>
      <text:p text:style-name="P3">Este método depende mucho de la clase auxiliar TableCalculator, que es la que se encarga de devolver el carácter apropiado para un numero determinado.</text:p>
      <text:p text:style-name="P3"/>
      <text:h text:style-name="Heading_20_2" text:outline-level="2">Clase TableCalculator</text:h>
      <text:p text:style-name="P3"/>
      <text:p text:style-name="P3">Es la clase que se encarga de hacer los calculos sobre los modelos. Sirve tanto para el compresor como para el descompresor. </text:p>
      <text:p text:style-name="P3"/>
      <text:p text:style-name="P3">Para el compresor, tiene los metodos que devuelven los limites correspondientes según el carácter de entrada que se le mande.</text:p>
      <text:p text:style-name="P3"/>
      <text:list xml:id="list1837843451" text:style-name="L13">
        <text:list-item>
          <text:p text:style-name="P8"><text:span text:style-name="T12">Los metodos llamados getLimits: son los que devuelven los limites que le corresponden a un determinado carácter según el modelo en que este siendo calculado (los usa el compresor). Si el modelo es el -1, devuelve los limites del carácter, si es un modeo de orden mayor, devuelve el carácter (en caso de que este), o los limites del escape. Hay que agregar tambien que los caracteres de exclusion son excluidos de todo tipo de cuenta que se hace en este metodo.</text:span></text:p>
        </text:list-item>
      </text:list>
      <text:p text:style-name="P3"/>
      <text:list xml:id="list808164933" text:continue-numbering="true" text:style-name="L13">
        <text:list-item>
          <text:p text:style-name="P17"><text:span text:style-name="T12">Los metodos llamados findChar: Son aquellos que dado un numero, devuelve el carácter o el escape según el modelo en que se este tratando. Para que los metodos de esta indole sean efectivos, el numero que se le pasa debe tener la mayor precision posible</text:span>, de otro modo no seran resueltas las consultas.</text:p>
        </text:list-item>
      </text:list>
      <text:p text:style-name="P16"/>
      <text:h text:style-name="Heading_20_1" text:outline-level="1">Topología del proyecto</text:h>
      <text:p text:style-name="P16"/>
      <text:list xml:id="list360911165" text:style-name="L15">
        <text:list-item>
          <text:p text:style-name="P18">doc:<text:tab/><text:tab/><text:tab/><text:tab/><text:tab/>documentación</text:p>
        </text:list-item>
        <text:list-item>
          <text:p text:style-name="P18">ppmc:<text:tab/><text:tab/><text:tab/><text:tab/><text:tab/>código fuente con Makefile</text:p>
        </text:list-item>
        <text:list-item>
          <text:p text:style-name="P22">test<text:tab/><text:tab/><text:tab/><text:tab/>algunos test funcionales, invocar con “make test”</text:p>
        </text:list-item>
        <text:list-item>
          <text:p text:style-name="P23">fixture<text:tab/><text:tab/><text:tab/>archivos utilizados por los test funcionales</text:p>
        </text:list-item>
        <text:list-item>
          <text:p text:style-name="P18">pruebas</text:p>
        </text:list-item>
        <text:list-item>
          <text:p text:style-name="P22">file_performance<text:tab/><text:tab/>pruebas del tamaño de buffer de entrada/salida</text:p>
        </text:list-item>
        <text:list-item>
          <text:p text:style-name="P22">limits<text:tab/><text:tab/><text:tab/><text:tab/>comprobación de los tipos utilizados</text:p>
        </text:list-item>
        <text:list-item>
          <text:p text:style-name="P22">memory<text:tab/><text:tab/><text:tab/>mediciones de memoria utilizada</text:p>
        </text:list-item>
      </text:list>
      <text:h text:style-name="Heading_20_1" text:outline-level="1">Análisis de Performance</text:h>
      <text:p text:style-name="Text_20_body"/>
      <text:h text:style-name="Heading_20_2" text:outline-level="2">Uso de memoria</text:h>
      <text:p text:style-name="Text_20_body">No hemos podido hacer un estudio muy exhaustivo del uso de la memoria ya que el proceso es extremadamente lento. Las pocas muestras que hemos tomado coinciden con lo esperado: con orden bajo y texto un fuerte crecimiento al comienzo y luego lineal y moderado [test/fixture/text.tar (1044480) order 1 ]. Con orden alto y datos binarios crecimiento lineal sostenido [ test/fixture/short_binary (8192) order 5] y [file: test/fixture/binaryfile (87501) order 5].</text:p>
      <text:p text:style-name="Text_20_body"><text:soft-page-break/>Acerca de la interpretación: el eje x evidentemente representa el tiempo, pero no le encuentro sentido al número ni a las unidades y no he hallado referencias.</text:p>
      <text:p text:style-name="Text_20_body">[http://valgrind.org/docs/manual/ms-manual.html#ms-manual.ms_print-options]</text:p>
      <text:p text:style-name="Text_20_body">9.6. Massif's Output File Format</text:p>
      <text:p text:style-name="Text_20_body">Massif's file format is plain text (i.e. not binary) and deliberately easy to read for both humans and machines. Nonetheless, the exact format is not described here. This is because the format is currently very Massif-specific. In the future we hope to make the format more general, and thus suitable for possible use with other tools. Once this has been done, the format will be documented here. <text:s/></text:p>
      <text:h text:style-name="Heading_20_2" text:outline-level="2">Buffer de entrada/salida</text:h>
      <text:p text:style-name="Text_20_body"/>
      <text:h text:style-name="Heading_20_2" text:outline-level="2">Cantidad de modelos</text:h>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1" svg:font-family="Arial" style:font-family-generic="swiss"/>
    <style:font-face style:name="Courier 10 Pitch" svg:font-family="'Courier 10 Pitch'" style:font-pitch="fixed"/>
    <style:font-face style:name="Monospace" svg:font-family="Monospace" style:font-pitch="fixed"/>
    <style:font-face style:name="Courier" svg:font-family="Courier" style:font-family-generic="modern" style:font-pitch="fixed"/>
    <style:font-face style:name="East Syriac Adiabene" svg:font-family="'East Syriac Adiaben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6-18T21:26:13</meta:creation-date>
    <dc:date>2011-06-18T22:45:53</dc:date>
    <meta:editing-duration>PT01H19M41S</meta:editing-duration>
    <meta:editing-cycles>11</meta:editing-cycles>
    <meta:generator>OpenOffice.org/3.1$Unix OpenOffice.org_project/310m21$Build-9319</meta:generator>
    <meta:document-statistic meta:table-count="0" meta:image-count="0" meta:object-count="0" meta:page-count="7" meta:paragraph-count="83" meta:word-count="1664" meta:character-count="9894"/>
  </office:meta>
</office:document-meta>
</file>